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CC100001A76E7996274.svm"/>
  <manifest:file-entry manifest:media-type="" manifest:full-path="Pictures/20000007000052B00000319D13383D87.svm"/>
  <manifest:file-entry manifest:media-type="" manifest:full-path="Pictures/20000007000052B00000319D9D432FAC.svm"/>
  <manifest:file-entry manifest:media-type="" manifest:full-path="Pictures/20000007000052B00000319D82A07E2B.svm"/>
  <manifest:file-entry manifest:media-type="" manifest:full-path="Pictures/20000007000052B00000319DA8D9AECA.svm"/>
  <manifest:file-entry manifest:media-type="" manifest:full-path="Pictures/20000007000052B00000319D202F2DB7.svm"/>
  <manifest:file-entry manifest:media-type="" manifest:full-path="Pictures/20000007000052B00000319D69CA5630.svm"/>
  <manifest:file-entry manifest:media-type="" manifest:full-path="Pictures/20000007000052B00000319D17DD9D1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/>
    </style:style>
    <style:style style:name="P2" style:family="paragraph" style:parent-style-name="Heading_20_1">
      <style:paragraph-properties fo:line-height="100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>
      <style:paragraph-properties fo:margin-left="0.9807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807in" fo:text-indent="-0.25in" fo:margin-left="0.9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307in" fo:text-indent="-0.25in" fo:margin-left="1.2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Functional Test Record</text:h>
      <text:p text:style-name="P1">Marshall Taylor</text:p>
      <text:p text:style-name="P1">8/21/2015</text:p>
      <text:p text:style-name="P1">HW version v02</text:p>
      <text:h text:style-name="Heading_20_2" text:outline-level="2">Testing with I2C mode</text:h>
      <text:h text:style-name="Heading_20_4" text:outline-level="4">Test the I2C Addressing</text:h>
      <text:p text:style-name="Text_20_body">Procedure:</text:p>
      <text:list xml:id="list37507581" text:style-name="L1">
        <text:list-item>
          <text:p text:style-name="P3">Use ReadAllData sketch with default HW</text:p>
        </text:list-item>
        <text:list-item>
          <text:p text:style-name="P3">Test default condition</text:p>
        </text:list-item>
        <text:list-item>
          <text:p text:style-name="P3">Switch address jumper</text:p>
        </text:list-item>
        <text:list-item>
          <text:p text:style-name="P3">Change address in code</text:p>
        </text:list-item>
        <text:list-item>
          <text:p text:style-name="P3">Test alternate address</text:p>
        </text:list-item>
      </text:list>
      <text:p text:style-name="Text_20_body">Criteria:</text:p>
      <text:list xml:id="list37487088" text:style-name="L2">
        <text:list-item>
          <text:p text:style-name="P4">Did the modes work? <text:span text:style-name="T1">YES</text:span></text:p>
        </text:list-item>
        <text:list-item>
          <text:p text:style-name="P4">Does the silkscreen match the operation? <text:span text:style-name="T1">YES</text:span></text:p>
        </text:list-item>
      </text:list>
      <text:h text:style-name="Heading_20_4" text:outline-level="4">Signal Integrity of I2C lines</text:h>
      <text:p text:style-name="Text_20_body">Procedure:</text:p>
      <text:list xml:id="list37501375" text:style-name="L3">
        <text:list-item>
          <text:p text:style-name="P5">Attach scope probes to SDA and SCL with the shortest wire possible</text:p>
        </text:list-item>
        <text:list-item>
          <text:p text:style-name="P5">Capture a full operation</text:p>
        </text:list-item>
        <text:list-item>
          <text:p text:style-name="P5">Capture a zoom of 3 consecutively toggling SDA bits</text:p>
        </text:list-item>
      </text:list>
      <text:p text:style-name="Text_20_body">Criteria:</text:p>
      <text:list xml:id="list37476553" text:style-name="L4">
        <text:list-item>
          <text:p text:style-name="P6">Are I2C interface rise times are far below clk pulse high width?</text:p>
        </text:list-item>
        <text:list-item>
          <text:p text:style-name="P6">Record the pullup resistor value as measured:</text:p>
        </text:list-item>
      </text:list>
      <text:list xml:id="list37490682" text:style-name="L5">
        <text:list-item>
          <text:p text:style-name="P7">1: <text:span text:style-name="T1">4.692 kOhm</text:span></text:p>
        </text:list-item>
        <text:list-item>
          <text:p text:style-name="P7">2: <text:span text:style-name="T1">4.698 kOhm</text:span></text:p>
        </text:list-item>
      </text:list>
      <text:p text:style-name="P8"><draw:frame draw:style-name="fr1" draw:name="graphics2" text:anchor-type="paragraph" svg:width="6.6925in" svg:height="4.0154in" draw:z-index="1"><draw:image xlink:href="Pictures/20000007000052B00000319D17DD9D19.svm" xlink:type="simple" xlink:show="embed" xlink:actuate="onLoad"/></draw:frame><text:soft-page-break/></text:p>
      <text:p text:style-name="P8"><draw:frame draw:style-name="fr2" draw:name="graphics3" text:anchor-type="paragraph" svg:width="6.6925in" svg:height="4.0154in" draw:z-index="2"><draw:image xlink:href="Pictures/20000007000052B00000319DA8D9AECA.svm" xlink:type="simple" xlink:show="embed" xlink:actuate="onLoad"/></draw:frame></text:p>
      <text:p text:style-name="P8"/>
      <text:p text:style-name="P8"><draw:frame draw:style-name="fr3" draw:name="graphics4" text:anchor-type="paragraph" svg:x="0in" svg:y="0in" svg:width="6.6925in" svg:height="4.0154in" draw:z-index="3"><draw:image xlink:href="Pictures/20000007000052B00000319D13383D87.svm" xlink:type="simple" xlink:show="embed" xlink:actuate="onLoad"/></draw:frame><text:soft-page-break/></text:p>
      <text:p text:style-name="P8"/>
      <text:p text:style-name="P8"><draw:frame draw:style-name="fr3" draw:name="graphics5" text:anchor-type="paragraph" svg:x="0in" svg:y="0.3937in" svg:width="6.6925in" svg:height="4.0154in" draw:z-index="4"><draw:image xlink:href="Pictures/20000007000052B00000319D69CA5630.svm" xlink:type="simple" xlink:show="embed" xlink:actuate="onLoad"/></draw:frame></text:p>
      <text:p text:style-name="P8"/>
      <text:p text:style-name="P8"/>
      <text:p text:style-name="P8"/>
      <text:p text:style-name="P8"/>
      <text:h text:style-name="Heading_20_2" text:outline-level="2"><text:soft-page-break/>Testing with SPI mode</text:h>
      <text:p text:style-name="Text_20_body">Procedure:</text:p>
      <text:list xml:id="list37500525" text:style-name="L6">
        <text:list-item>
          <text:p text:style-name="P9">Connect the BME280 to an arduino through the level shifter</text:p>
        </text:list-item>
        <text:list-item>
          <text:p text:style-name="P9">Attach scope probes to MOSI, MISO, CS, and CLK on the BME280 side</text:p>
        </text:list-item>
        <text:list-item>
          <text:p text:style-name="P9">Capture a full operation</text:p>
        </text:list-item>
        <text:list-item>
          <text:p text:style-name="P9">Capture a zoom of 3 consecutively toggling data bits for MISO</text:p>
        </text:list-item>
        <text:list-item>
          <text:p text:style-name="P9">Capture a zoom of 3 consecutively toggling data bits for MOSI</text:p>
        </text:list-item>
      </text:list>
      <text:p text:style-name="Text_20_body">Criteria:</text:p>
      <text:p text:style-name="Text_20_body"><draw:frame draw:style-name="fr4" draw:name="graphics1" text:anchor-type="paragraph" svg:width="4.5102in" svg:height="2.6665in" draw:z-index="0"><draw:image xlink:href="Pictures/2000000700002CC100001A76E7996274.svm" xlink:type="simple" xlink:show="embed" xlink:actuate="onLoad"/></draw:frame></text:p>
      <text:list xml:id="list37487661" text:style-name="L7">
        <text:list-item>
          <text:p text:style-name="P10">Does the clock phase and polarity match the datasheets? <text:span text:style-name="T1">YES, phase defined by clk state after SS goes low</text:span></text:p>
        </text:list-item>
        <text:list-item>
          <text:p text:style-name="P10">Include the captures.</text:p>
        </text:list-item>
      </text:list>
      <text:p text:style-name="Text_20_body"/>
      <text:p text:style-name="Text_20_body"><draw:frame draw:style-name="fr2" draw:name="graphics6" text:anchor-type="paragraph" svg:width="6.6925in" svg:height="4.0154in" draw:z-index="5"><draw:image xlink:href="Pictures/20000007000052B00000319D9D432FAC.svm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1" draw:name="graphics7" text:anchor-type="paragraph" svg:width="6.6925in" svg:height="4.0154in" draw:z-index="6"><draw:image xlink:href="Pictures/20000007000052B00000319D82A07E2B.svm" xlink:type="simple" xlink:show="embed" xlink:actuate="onLoad"/></draw:frame></text:p>
      <text:p text:style-name="Text_20_body"/>
      <text:p text:style-name="Text_20_body"><draw:frame draw:style-name="fr3" draw:name="graphics8" text:anchor-type="paragraph" svg:x="0in" svg:y="0.3102in" svg:width="6.6925in" svg:height="4.0154in" draw:z-index="7"><draw:image xlink:href="Pictures/20000007000052B00000319D202F2DB7.svm" xlink:type="simple" xlink:show="embed" xlink:actuate="onLoad"/></draw:frame><text:soft-page-break/></text:p>
      <text:p text:style-name="Text_20_body"/>
      <text:h text:style-name="Heading_20_2" text:outline-level="2">Power Consumption</text:h>
      <text:p text:style-name="Text_20_body">Procedure:</text:p>
      <text:list xml:id="list37496851" text:style-name="L8">
        <text:list-item>
          <text:p text:style-name="P11">Measure the current draw before the IC is configured</text:p>
        </text:list-item>
        <text:list-item>
          <text:p text:style-name="P11">Configure and spam read the data</text:p>
        </text:list-item>
        <text:list-item>
          <text:p text:style-name="P11">Measure the current draw during spam read</text:p>
        </text:list-item>
      </text:list>
      <text:p text:style-name="Text_20_body">Criteria:</text:p>
      <text:list xml:id="list37479333" text:style-name="L9">
        <text:list-item>
          <text:p text:style-name="P12">Are both numbers below 5mA?</text:p>
        </text:list-item>
        <text:list-item>
          <text:p text:style-name="P12">Record both currents</text:p>
        </text:list-item>
      </text:list>
      <text:list xml:id="list37490452" text:style-name="L10">
        <text:list-item>
          <text:p text:style-name="P13">Idle: <text:span text:style-name="T1">~1.5mA</text:span></text:p>
        </text:list-item>
        <text:list-item>
          <text:p text:style-name="P13">Max: <text:span text:style-name="T1">~2.0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42M25S</meta:editing-duration>
    <meta:editing-cycles>6</meta:editing-cycles>
    <meta:generator>OpenOffice.org/3.3$Win32 OpenOffice.org_project/330m20$Build-9567</meta:generator>
    <dc:date>2015-08-21T17:48:21.59</dc:date>
    <dc:creator>Marshall Taylor</dc:creator>
    <meta:document-statistic meta:table-count="0" meta:image-count="8" meta:object-count="0" meta:page-count="6" meta:paragraph-count="45" meta:word-count="250" meta:character-count="1357"/>
    <meta:user-defined meta:name="Info 1"/>
    <meta:user-defined meta:name="Info 2"/>
    <meta:user-defined meta:name="Info 3"/>
    <meta:user-defined meta:name="Info 4"/>
  </office:meta>
</office:document-meta>
</file>